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b202f" officeooo:paragraph-rsid="000bc888"/>
    </style:style>
    <style:style style:name="P2" style:family="paragraph" style:parent-style-name="Standard">
      <style:text-properties officeooo:rsid="000b202f" officeooo:paragraph-rsid="001d512e"/>
    </style:style>
    <style:style style:name="P3" style:family="paragraph" style:parent-style-name="Standard">
      <style:text-properties officeooo:rsid="000bc888" officeooo:paragraph-rsid="000bc888"/>
    </style:style>
    <style:style style:name="P4" style:family="paragraph" style:parent-style-name="Standard">
      <style:text-properties officeooo:rsid="001ee9da" officeooo:paragraph-rsid="001ee9da"/>
    </style:style>
    <style:style style:name="P5" style:family="paragraph" style:parent-style-name="Standard">
      <style:text-properties officeooo:rsid="000c5850" officeooo:paragraph-rsid="0032ff40"/>
    </style:style>
    <style:style style:name="P6" style:family="paragraph" style:parent-style-name="Standard">
      <style:text-properties officeooo:rsid="000bc888" officeooo:paragraph-rsid="000bc888"/>
    </style:style>
    <style:style style:name="P7" style:family="paragraph" style:parent-style-name="Standard">
      <style:text-properties officeooo:rsid="0034ff09" officeooo:paragraph-rsid="0034ff09"/>
    </style:style>
    <style:style style:name="T1" style:family="text">
      <style:text-properties officeooo:rsid="000bc888"/>
    </style:style>
    <style:style style:name="T2" style:family="text">
      <style:text-properties officeooo:rsid="000c5850"/>
    </style:style>
    <style:style style:name="T3" style:family="text">
      <style:text-properties officeooo:rsid="000d2cb9"/>
    </style:style>
    <style:style style:name="T4" style:family="text">
      <style:text-properties officeooo:rsid="000ef345"/>
    </style:style>
    <style:style style:name="T5" style:family="text">
      <style:text-properties officeooo:rsid="00136bcc"/>
    </style:style>
    <style:style style:name="T6" style:family="text">
      <style:text-properties officeooo:rsid="001f4f7c"/>
    </style:style>
    <style:style style:name="T7" style:family="text">
      <style:text-properties officeooo:rsid="0029918f"/>
    </style:style>
    <style:style style:name="T8" style:family="text">
      <style:text-properties officeooo:rsid="002b6ee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text:span text:style-name="T7">e mémoire </text:span>n'est bien sûr pas l'unique résultat de mon travail derrière le clavier et la manipulation de quelques équations. Tout <text:span text:style-name="T5">était prêt</text:span>, bien avant même que je ne songe à m'engager dans cette thèse, pour que je n'ai plus qu<text:span text:style-name="T1">'à </text:span>confortablement à m'installer dans un sujet <text:span text:style-name="T1">taillé sur mesure.</text:span></text:p>
      <text:p text:style-name="P2"/>
      <text:p text:style-name="P4">Mais avant de m'installer dans ma problématique scientifique, j'ai pu plus pragmatiquement m'installer à un poste de travail, o<text:span text:style-name="T6">rganiser toutes les réunions et séminaires que je souhaitais </text:span>et voyager avec une certaine insouciance. <text:span text:style-name="T6">Si tout ce confort matériel s'est présenté à moi avec une telle facilité (en dépit de la priorité assez basse que je suis capable de donner au travail administratif), c'est grâce au travail des équipes informatiques et administratives de l'EIVP. Tout le travail qu'ils m'ont consacré a été autant de temps et de tranquillité d'esprit gagnés de mon côté, pour que je puisse me concentrer sur la production scientifique. Cette thèse est donc aussi le résultat de leur travail</text:span>.</text:p>
      <text:p text:style-name="P1"/>
      <text:p text:style-name="P5"><text:span text:style-name="T8">Au conditions matérielles, il faut bien sûr ajouter les conditions scientifiques. </text:span>Depuis le début <text:span text:style-name="T4">de la problématisation </text:span>jusqu'<text:span text:style-name="T4">à</text:span> dernière relecture, Denis Morand et Morgane Colombert se seront assuré<text:span text:style-name="T4">s</text:span> que j'étais dans le <text:span text:style-name="T4">droit chemin, tout en me laissant suffisamment de liberté pour que je me sente à mon aise, une équation qui demande un tact quotidien quand on sait à quel point une certaine fierté sur ma production (c'est là mon moindre défaut) me rend parfois susceptible face à la critique. Leur travail a commencé très largement en amont, avec la mise en place de tout l'axe énergie et climat à l'EIVP et l'Université de Marnes-la-Vallée. J'ai eu notamment la chance, par le biais du projet SERVEAU, d'être au contact le plus direct des problématiques professionnelles. C'est aussi grâce au subtil agencement pluridisciplinaire de cet axe de recherche que j'ai pu être entouré de Martin Hendel et Charlotte Tardieu, qui auront pu très régulièrement me faire sortir de mon monde théorique, pour des confrontations à la réalité expérimentale et opérationnelle. Même si aucun des échanges que nous avons eu n’apparaît clairement dans ce mémoire, je tiens à souligner à quel point ils auront guidés implicitement nombre de mes choix. Derrière toute cette organisation, il y a bien sûr mon directeur Youssef Diab, qui m'accompagne depuis le master Développement Urbain Durable à l'Université de Marnes la Vallée et a su me faire prendre le virage clé du génie urbain dans mon parcours scientifique. Depuis les cours et ateliers du master jusqu'à la recherche aujourd'hui, j'ai pu trouver tous les éléments nécessaires à ma production scientifique et rencontrer une incroyable diversité d'acteurs et penseurs de la ville. Au rang desquels je dois citer l’inénarrable Jean-Baptiste Vaquin, source infinie de bibliographie, de critiques aussi sarcastiques que pertinentes et d’anecdotes piquantes sur la ville de Paris. En premier lieu, la voie du génie urbain m'aura surtout permis de rencontrer celui que je dois bien appeler mon maître à penser, Serge Salat. Depuis mon mémoire de master, je n'ai pu exploiter qu'une infime proportion des pistes de recherches que son intuition géniale à pu produire, toujours avec une rare fertilité. Sa pensée est un des piliers essentiels de cette thèse et elle guidera très certainement nombre de mes recherches futures. </text:span></text:p>
      <text:p text:style-name="P5"/>
      <text:p text:style-name="P5"><text:span text:style-name="T4">Je ne peux pas ici citer toutes les passionnantes rencontres scientifiques que j'ai eu la chance de faire au cours de ces trois ans. Je vais tout de même citer Jérôme Kämpf, non pas à titre scientifique comme c'est déjà le cas de nombreuses fois dans ce mémoire, mais à titre plus personnel, pour son chaleureux accueil au LESO à l'EPFL. Je dois aussi mentionner collectivement toutes les personnes que j'ai pu rencontrer à la conférence PLEA, et en particulier ceux qui nous auront fait le plaisirs par la suite de nous rendre visite à l'EIVP, tous reconnaîtront leurs contributions je l’espère.</text:span></text:p>
      <text:p text:style-name="P3"/>
      <text:p text:style-name="P3">Enfin <text:span text:style-name="T2">ce serait un crime de ne pas mentionner ceux qui ont fait mon quotidien, bien au-delà du bureau, pendant ces trois ans.</text:span> <text:span text:style-name="T2">T</text:span>ous les doctorants de l'EIVP <text:span text:style-name="T2">auront contribué à me donner le sourire quand je daignais lever le nez pour oublier quelque instants mon codes, mes équations ou mon thé</text:span>. Je ne sais pas si nous auront <text:span text:style-name="T2">beaucoup </text:span>fait progresser la science, mais la condition gastronomique dans le monde doctoral aura fait un grand <text:span text:style-name="T3">pas, et j'aurais du mal à cacher à quel point ces nourritures plus terrestres sont essentielles à mon équilibre et mon travail scientifique.</text:span></text:p>
      <text:p text:style-name="P3"/>
      <text:p text:style-name="P7"><text:soft-page-break/>La recherche sur la ville durable est un milieu vibrant, passionant, auquel j’espère que cette thèse me permettra d'appartenir pour de nombreuses années enco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5T22:13:18.873390417</meta:creation-date>
    <dc:date>2014-07-21T09:08:24.541326526</dc:date>
    <meta:editing-duration>PT8H28M27S</meta:editing-duration>
    <meta:editing-cycles>28</meta:editing-cycles>
    <meta:generator>LibreOffice/4.2.4.2$Linux_X86_64 LibreOffice_project/420m0$Build-2</meta:generator>
    <meta:document-statistic meta:table-count="0" meta:image-count="0" meta:object-count="0" meta:page-count="2" meta:paragraph-count="6" meta:word-count="762" meta:character-count="4689" meta:non-whitespace-character-count="3932"/>
  </office:meta>
</office:document-meta>
</file>